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-color="#0000ff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fill-color="#00ff00" draw:textarea-horizontal-align="center" draw:textarea-vertical-align="middle"/>
    </style:style>
    <style:style style:name="gr3" style:family="graphic" style:parent-style-name="standard">
      <style:graphic-properties draw:fill-color="#ff0000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fill-color="#e3e3e3" draw:textarea-horizontal-align="center" draw:textarea-vertical-align="middle"/>
    </style:style>
    <style:style style:name="gr6" style:family="graphic" style:parent-style-name="standard">
      <style:graphic-properties draw:fill-color="#b3b3b3" draw:textarea-horizontal-align="center" draw:textarea-vertical-align="middle"/>
    </style:style>
    <style:style style:name="gr7" style:family="graphic" style:parent-style-name="standard">
      <style:graphic-properties draw:fill-color="#969696" draw:textarea-horizontal-align="center" draw:textarea-vertical-align="middle"/>
    </style:style>
    <style:style style:name="gr8" style:family="graphic" style:parent-style-name="standard">
      <style:graphic-properties draw:fill-color="#696969" draw:textarea-horizontal-align="center" draw:textarea-vertical-align="middle"/>
    </style:style>
    <style:style style:name="gr9" style:family="graphic" style:parent-style-name="standard">
      <style:graphic-properties draw:fill-color="#4d4d4d" draw:textarea-horizontal-align="center" draw:textarea-vertical-align="middle"/>
    </style:style>
    <style:style style:name="gr10" style:family="graphic" style:parent-style-name="standard">
      <style:graphic-properties draw:fill-color="#1c1c1c" draw:textarea-horizontal-align="center" draw:textarea-vertical-align="middle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112cm" fo:min-width="0.354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fill="solid" draw:fill-color="#ffff00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fill="solid" draw:fill-color="#00ffff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fill="solid" draw:fill-color="#ff00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fill="solid" draw:fill-color="#0000ff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1cm" draw:marker-start-width="0.14cm" draw:marker-end-width="0.14cm" draw:textarea-horizontal-align="center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20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20pt"/>
    </style:style>
    <style:style style:name="T3" style:family="text"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rect draw:style-name="gr1" draw:text-style-name="P1" draw:layer="layout" svg:width="0.996cm" svg:height="0.7cm" svg:x="3.125cm" svg:y="13.096cm">
            <text:p/>
          </draw:rect>
          <draw:rect draw:style-name="gr1" draw:text-style-name="P1" draw:layer="layout" svg:width="0.996cm" svg:height="0.295cm" svg:x="4.131cm" svg:y="12.798cm">
            <text:p/>
          </draw:rect>
          <draw:rect draw:style-name="gr1" draw:text-style-name="P1" draw:layer="layout" svg:width="0.996cm" svg:height="0.45cm" svg:x="5.124cm" svg:y="13.11cm">
            <text:p/>
          </draw:rect>
          <draw:rect draw:style-name="gr1" draw:text-style-name="P1" draw:layer="layout" svg:width="-0.996cm" svg:height="-0.7cm" svg:x="9.132cm" svg:y="13.064cm">
            <text:p/>
          </draw:rect>
          <draw:rect draw:style-name="gr1" draw:text-style-name="P1" draw:layer="layout" svg:width="-0.996cm" svg:height="-0.295cm" svg:x="8.126cm" svg:y="13.374cm">
            <text:p/>
          </draw:rect>
          <draw:rect draw:style-name="gr1" draw:text-style-name="P1" draw:layer="layout" svg:width="-0.996cm" svg:height="-0.45cm" svg:x="7.128cm" svg:y="13.062cm">
            <text:p/>
          </draw:rect>
          <draw:rect draw:style-name="gr2" draw:text-style-name="P1" draw:layer="layout" svg:width="-0.996cm" svg:height="-0.326cm" svg:x="6.122cm" svg:y="10.191cm">
            <text:p/>
          </draw:rect>
          <draw:rect draw:style-name="gr2" draw:text-style-name="P1" draw:layer="layout" svg:width="-0.996cm" svg:height="-0.264cm" svg:x="5.129cm" svg:y="10.197cm">
            <text:p/>
          </draw:rect>
          <draw:rect draw:style-name="gr2" draw:text-style-name="P1" draw:layer="layout" svg:width="-0.996cm" svg:height="-0.077cm" svg:x="4.128cm" svg:y="10.19cm">
            <text:p/>
          </draw:rect>
          <draw:rect draw:style-name="gr2" draw:text-style-name="P1" draw:layer="layout" svg:width="0.996cm" svg:height="0.326cm" svg:x="6.13cm" svg:y="10.208cm">
            <text:p/>
          </draw:rect>
          <draw:rect draw:style-name="gr2" draw:text-style-name="P1" draw:layer="layout" svg:width="0.996cm" svg:height="0.264cm" svg:x="7.132cm" svg:y="10.221cm">
            <text:p/>
          </draw:rect>
          <draw:rect draw:style-name="gr2" draw:text-style-name="P1" draw:layer="layout" svg:width="0.996cm" svg:height="0.077cm" svg:x="8.134cm" svg:y="10.223cm">
            <text:p/>
          </draw:rect>
          <draw:rect draw:style-name="gr3" draw:text-style-name="P1" draw:layer="layout" svg:width="0.996cm" svg:height="0.639cm" svg:x="4.134cm" svg:y="7.415cm">
            <text:p/>
          </draw:rect>
          <draw:rect draw:style-name="gr3" draw:text-style-name="P1" draw:layer="layout" svg:width="0.996cm" svg:height="0.548cm" svg:x="5.132cm" svg:y="7.42cm">
            <text:p/>
          </draw:rect>
          <draw:rect draw:style-name="gr3" draw:text-style-name="P1" draw:layer="layout" svg:width="0.996cm" svg:height="0.094cm" svg:x="3.128cm" svg:y="7.297cm">
            <text:p/>
          </draw:rect>
          <draw:rect draw:style-name="gr3" draw:text-style-name="P1" draw:layer="layout" svg:width="-0.996cm" svg:height="-0.639cm" svg:x="8.129cm" svg:y="7.405cm">
            <text:p/>
          </draw:rect>
          <draw:rect draw:style-name="gr3" draw:text-style-name="P1" draw:layer="layout" svg:width="-0.996cm" svg:height="-0.094cm" svg:x="9.131cm" svg:y="7.514cm">
            <text:p/>
          </draw:rect>
          <draw:rect draw:style-name="gr4" draw:text-style-name="P1" draw:layer="layout" svg:width="0.996cm" svg:height="1.992cm" svg:x="2.138cm" svg:y="3.748cm">
            <text:p/>
          </draw:rect>
          <draw:rect draw:style-name="gr5" draw:text-style-name="P1" draw:layer="layout" svg:width="0.996cm" svg:height="1.743cm" svg:x="3.13cm" svg:y="3.954cm">
            <text:p/>
          </draw:rect>
          <draw:rect draw:style-name="gr6" draw:text-style-name="P1" draw:layer="layout" svg:width="0.996cm" svg:height="1.354cm" svg:x="4.127cm" svg:y="4.343cm">
            <text:p/>
          </draw:rect>
          <draw:rect draw:style-name="gr7" draw:text-style-name="P1" draw:layer="layout" svg:width="0.996cm" svg:height="1.167cm" svg:x="5.127cm" svg:y="4.526cm">
            <text:p/>
          </draw:rect>
          <draw:rect draw:style-name="gr8" draw:text-style-name="P1" draw:layer="layout" svg:width="1.019cm" svg:height="0.809cm" svg:x="6.122cm" svg:y="4.888cm">
            <text:p/>
          </draw:rect>
          <draw:rect draw:style-name="gr9" draw:text-style-name="P1" draw:layer="layout" svg:width="0.999cm" svg:height="0.624cm" svg:x="7.134cm" svg:y="5.073cm">
            <text:p/>
          </draw:rect>
          <draw:rect draw:style-name="gr10" draw:text-style-name="P1" draw:layer="layout" svg:width="1.02cm" svg:height="0.281cm" svg:x="8.137cm" svg:y="5.416cm">
            <text:p/>
          </draw:rect>
          <draw:g>
            <draw:frame draw:style-name="gr11" draw:text-style-name="P3" draw:layer="layout" svg:width="1.378cm" svg:height="0.695cm" draw:transform="rotate (0.7853981633973) translate (2.07cm 1.997cm)">
              <draw:text-box>
                <text:p text:style-name="P2"><text:span text:style-name="T1">white</text:span></text:p>
              </draw:text-box>
            </draw:frame>
            <draw:frame draw:style-name="gr11" draw:text-style-name="P3" draw:layer="layout" svg:width="1.534cm" svg:height="0.695cm" draw:transform="rotate (0.7853981633973) translate (2.95cm 1.997cm)">
              <draw:text-box>
                <text:p text:style-name="P2"><text:span text:style-name="T1">yellow</text:span></text:p>
              </draw:text-box>
            </draw:frame>
            <draw:frame draw:style-name="gr11" draw:text-style-name="P3" draw:layer="layout" svg:width="1.301cm" svg:height="0.695cm" draw:transform="rotate (0.7853981633973) translate (4.059cm 1.997cm)">
              <draw:text-box>
                <text:p text:style-name="P2"><text:span text:style-name="T1">cyan</text:span></text:p>
              </draw:text-box>
            </draw:frame>
            <draw:frame draw:style-name="gr11" draw:text-style-name="P3" draw:layer="layout" svg:width="1.458cm" svg:height="0.695cm" draw:transform="rotate (0.7853981633973) translate (5.094cm 1.997cm)">
              <draw:text-box>
                <text:p text:style-name="P2"><text:span text:style-name="T1">green</text:span></text:p>
              </draw:text-box>
            </draw:frame>
            <draw:frame draw:style-name="gr11" draw:text-style-name="P3" draw:layer="layout" svg:width="1.064cm" svg:height="0.695cm" draw:transform="rotate (0.7853981633973) translate (7.132cm 1.997cm)">
              <draw:text-box>
                <text:p text:style-name="P2"><text:span text:style-name="T1">red</text:span></text:p>
              </draw:text-box>
            </draw:frame>
            <draw:frame draw:style-name="gr11" draw:text-style-name="P3" draw:layer="layout" svg:width="1.928cm" svg:height="0.695cm" draw:transform="rotate (0.7853981633973) translate (6.094cm 1.997cm)">
              <draw:text-box>
                <text:p text:style-name="P2"><text:span text:style-name="T1">magenta</text:span></text:p>
              </draw:text-box>
            </draw:frame>
            <draw:frame draw:style-name="gr12" draw:text-style-name="P4" draw:layer="layout" svg:width="1.526cm" svg:height="0.695cm" draw:transform="rotate (0.7853981633973) translate (8.024cm 1.997cm)">
              <draw:text-box>
                <text:p text:style-name="P2"><text:span text:style-name="T1">blue</text:span></text:p>
              </draw:text-box>
            </draw:frame>
            <draw:frame draw:style-name="gr11" draw:text-style-name="P3" draw:layer="layout" svg:width="1.378cm" svg:height="0.695cm" draw:transform="rotate (0.7853981633973) translate (9.094cm 1.997cm)">
              <draw:text-box>
                <text:p text:style-name="P2"><text:span text:style-name="T1">black</text:span></text:p>
              </draw:text-box>
            </draw:frame>
          </draw:g>
          <draw:g>
            <draw:rect draw:style-name="gr13" draw:text-style-name="P1" draw:layer="layout" svg:width="1cm" svg:height="1cm" svg:x="2.13cm" svg:y="2.247cm">
              <text:p/>
            </draw:rect>
            <draw:rect draw:style-name="gr14" draw:text-style-name="P1" draw:layer="layout" svg:width="1cm" svg:height="1cm" svg:x="3.13cm" svg:y="2.247cm">
              <text:p/>
            </draw:rect>
            <draw:rect draw:style-name="gr15" draw:text-style-name="P1" draw:layer="layout" svg:width="1cm" svg:height="1cm" svg:x="4.13cm" svg:y="2.247cm">
              <text:p/>
            </draw:rect>
            <draw:rect draw:style-name="gr16" draw:text-style-name="P1" draw:layer="layout" svg:width="1cm" svg:height="1cm" svg:x="5.13cm" svg:y="2.247cm">
              <text:p/>
            </draw:rect>
            <draw:rect draw:style-name="gr17" draw:text-style-name="P1" draw:layer="layout" svg:width="1cm" svg:height="1cm" svg:x="6.13cm" svg:y="2.247cm">
              <text:p/>
            </draw:rect>
            <draw:rect draw:style-name="gr18" draw:text-style-name="P1" draw:layer="layout" svg:width="1cm" svg:height="1cm" svg:x="7.13cm" svg:y="2.247cm">
              <text:p/>
            </draw:rect>
            <draw:rect draw:style-name="gr19" draw:text-style-name="P1" draw:layer="layout" svg:width="1cm" svg:height="1cm" svg:x="8.13cm" svg:y="2.247cm">
              <text:p/>
            </draw:rect>
            <draw:rect draw:style-name="gr20" draw:text-style-name="P1" draw:layer="layout" svg:width="1cm" svg:height="1cm" svg:x="9.13cm" svg:y="2.247cm">
              <text:p/>
            </draw:rect>
          </draw:g>
          <draw:g>
            <draw:line draw:style-name="gr21" draw:text-style-name="P5" draw:layer="layout" svg:x1="2.13cm" svg:y1="3.247cm" svg:x2="2.13cm" svg:y2="14.066cm">
              <text:p/>
            </draw:line>
            <draw:line draw:style-name="gr21" draw:text-style-name="P5" draw:layer="layout" svg:x1="3.13cm" svg:y1="3.247cm" svg:x2="3.13cm" svg:y2="14.066cm">
              <text:p/>
            </draw:line>
            <draw:line draw:style-name="gr21" draw:text-style-name="P5" draw:layer="layout" svg:x1="4.13cm" svg:y1="3.247cm" svg:x2="4.13cm" svg:y2="14.066cm">
              <text:p/>
            </draw:line>
            <draw:line draw:style-name="gr21" draw:text-style-name="P5" draw:layer="layout" svg:x1="5.13cm" svg:y1="3.247cm" svg:x2="5.13cm" svg:y2="14.066cm">
              <text:p/>
            </draw:line>
            <draw:line draw:style-name="gr21" draw:text-style-name="P5" draw:layer="layout" svg:x1="6.13cm" svg:y1="3.247cm" svg:x2="6.13cm" svg:y2="14.066cm">
              <text:p/>
            </draw:line>
            <draw:line draw:style-name="gr21" draw:text-style-name="P5" draw:layer="layout" svg:x1="7.13cm" svg:y1="3.247cm" svg:x2="7.13cm" svg:y2="14.066cm">
              <text:p/>
            </draw:line>
            <draw:line draw:style-name="gr21" draw:text-style-name="P5" draw:layer="layout" svg:x1="8.13cm" svg:y1="3.247cm" svg:x2="8.13cm" svg:y2="14.066cm">
              <text:p/>
            </draw:line>
            <draw:line draw:style-name="gr21" draw:text-style-name="P5" draw:layer="layout" svg:x1="9.13cm" svg:y1="3.247cm" svg:x2="9.13cm" svg:y2="14.066cm">
              <text:p/>
            </draw:line>
            <draw:line draw:style-name="gr21" draw:text-style-name="P5" draw:layer="layout" svg:x1="10.13cm" svg:y1="3.247cm" svg:x2="10.13cm" svg:y2="14.066cm">
              <text:p/>
            </draw:line>
          </draw:g>
          <draw:frame draw:style-name="gr22" draw:text-style-name="P6" draw:layer="layout" svg:width="1.882cm" svg:height="1.038cm" svg:x="2.188cm" svg:y="6.331cm">
            <draw:text-box>
              <text:p text:style-name="P2"><text:span text:style-name="T2">R</text:span><text:span text:style-name="T3">–Y</text:span></text:p>
            </draw:text-box>
          </draw:frame>
          <draw:frame draw:style-name="gr22" draw:text-style-name="P6" draw:layer="layout" svg:width="1.916cm" svg:height="1.038cm" svg:x="2.184cm" svg:y="9.132cm">
            <draw:text-box>
              <text:p text:style-name="P2"><text:span text:style-name="T2">G</text:span><text:span text:style-name="T3">–Y</text:span></text:p>
            </draw:text-box>
          </draw:frame>
          <draw:frame draw:style-name="gr22" draw:text-style-name="P6" draw:layer="layout" svg:width="1.844cm" svg:height="1.038cm" svg:x="2.174cm" svg:y="11.973cm">
            <draw:text-box>
              <text:p text:style-name="P2"><text:span text:style-name="T2">B</text:span><text:span text:style-name="T3">–Y</text:span></text:p>
            </draw:text-box>
          </draw:frame>
          <draw:g>
            <draw:line draw:style-name="gr23" draw:text-style-name="P5" draw:layer="layout" svg:x1="1.88cm" svg:y1="5.741cm" svg:x2="10.13cm" svg:y2="5.741cm">
              <text:p/>
            </draw:line>
            <draw:line draw:style-name="gr23" draw:text-style-name="P5" draw:layer="layout" svg:x1="1.88cm" svg:y1="3.741cm" svg:x2="1.88cm" svg:y2="5.741cm">
              <text:p/>
            </draw:line>
            <draw:frame draw:style-name="gr22" draw:text-style-name="P7" draw:layer="layout" svg:width="1.086cm" svg:height="0.725cm" svg:x="0.911cm" svg:y="3.394cm">
              <draw:text-box>
                <text:p text:style-name="P2"><text:span text:style-name="T4">2,3</text:span></text:p>
              </draw:text-box>
            </draw:frame>
            <draw:frame draw:style-name="gr22" draw:text-style-name="P7" draw:layer="layout" svg:width="1.086cm" svg:height="0.725cm" svg:x="0.88cm" svg:y="5.399cm">
              <draw:text-box>
                <text:p text:style-name="P2"><text:span text:style-name="T4">1,5</text:span></text:p>
              </draw:text-box>
            </draw:frame>
            <draw:line draw:style-name="gr24" draw:text-style-name="P8" draw:layer="layout" svg:x1="1.856cm" svg:y1="3.767cm" svg:x2="1.764cm" svg:y2="3.767cm">
              <text:p/>
            </draw:line>
            <draw:line draw:style-name="gr24" draw:text-style-name="P8" draw:layer="layout" svg:x1="1.883cm" svg:y1="5.765cm" svg:x2="1.758cm" svg:y2="5.765cm">
              <text:p/>
            </draw:line>
          </draw:g>
          <draw:frame draw:style-name="gr11" draw:text-style-name="P7" draw:layer="layout" svg:width="1.759cm" svg:height="0.775cm" draw:transform="rotate (1.5707963267946) translate (0.351cm 8.793cm)">
            <draw:text-box>
              <text:p text:style-name="P2"><text:span text:style-name="T4">f [kHz]</text:span></text:p>
            </draw:text-box>
          </draw:frame>
          <draw:line draw:style-name="gr25" draw:text-style-name="P9" draw:layer="layout" svg:x1="0.738cm" svg:y1="10.713cm" svg:x2="0.738cm" svg:y2="8.957cm">
            <text:p/>
          </draw:line>
          <draw:rect draw:style-name="gr3" draw:text-style-name="P1" draw:layer="layout" svg:width="-0.996cm" svg:height="-0.548cm" svg:x="7.127cm" svg:y="7.4cm">
            <text:p/>
          </draw:rect>
          <draw:frame draw:style-name="gr22" draw:text-style-name="P6" draw:layer="layout" svg:width="0.976cm" svg:height="1.038cm" svg:x="9.174cm" svg:y="3.722cm">
            <draw:text-box>
              <text:p text:style-name="P2"><text:span text:style-name="T3">Y</text:span></text:p>
            </draw:text-box>
          </draw:frame>
          <draw:g>
            <draw:g>
              <draw:line draw:style-name="gr26" draw:text-style-name="P5" draw:layer="layout" svg:x1="1.918cm" svg:y1="7.411cm" svg:x2="10.168cm" svg:y2="7.411cm">
                <text:p/>
              </draw:line>
              <draw:line draw:style-name="gr23" draw:text-style-name="P5" draw:layer="layout" svg:x1="1.904cm" svg:y1="6.411cm" svg:x2="1.904cm" svg:y2="8.411cm">
                <text:p/>
              </draw:line>
              <draw:frame draw:style-name="gr22" draw:text-style-name="P7" draw:layer="layout" svg:width="1.086cm" svg:height="0.725cm" svg:x="0.935cm" svg:y="6.064cm">
                <draw:text-box>
                  <text:p text:style-name="P2"><text:span text:style-name="T4">2,3</text:span></text:p>
                </draw:text-box>
              </draw:frame>
              <draw:frame draw:style-name="gr22" draw:text-style-name="P7" draw:layer="layout" svg:width="1.086cm" svg:height="0.725cm" svg:x="0.911cm" svg:y="8.034cm">
                <draw:text-box>
                  <text:p text:style-name="P2"><text:span text:style-name="T4">1,5</text:span></text:p>
                </draw:text-box>
              </draw:frame>
              <draw:line draw:style-name="gr24" draw:text-style-name="P8" draw:layer="layout" svg:x1="1.88cm" svg:y1="6.437cm" svg:x2="1.788cm" svg:y2="6.437cm">
                <text:p/>
              </draw:line>
              <draw:line draw:style-name="gr24" draw:text-style-name="P8" draw:layer="layout" svg:x1="1.914cm" svg:y1="8.386cm" svg:x2="1.789cm" svg:y2="8.386cm">
                <text:p/>
              </draw:line>
              <draw:line draw:style-name="gr24" draw:text-style-name="P8" draw:layer="layout" svg:x1="1.873cm" svg:y1="7.424cm" svg:x2="1.781cm" svg:y2="7.424cm">
                <text:p/>
              </draw:line>
              <draw:frame draw:style-name="gr22" draw:text-style-name="P7" draw:layer="layout" svg:width="1.09cm" svg:height="0.725cm" svg:x="0.925cm" svg:y="7.055cm">
                <draw:text-box>
                  <text:p text:style-name="P2"><text:span text:style-name="T4">1,9</text:span></text:p>
                </draw:text-box>
              </draw:frame>
            </draw:g>
          </draw:g>
          <draw:g>
            <draw:g>
              <draw:line draw:style-name="gr26" draw:text-style-name="P5" draw:layer="layout" svg:x1="1.944cm" svg:y1="10.205cm" svg:x2="10.194cm" svg:y2="10.205cm">
                <text:p/>
              </draw:line>
              <draw:line draw:style-name="gr23" draw:text-style-name="P5" draw:layer="layout" svg:x1="1.93cm" svg:y1="9.205cm" svg:x2="1.93cm" svg:y2="11.205cm">
                <text:p/>
              </draw:line>
              <draw:frame draw:style-name="gr22" draw:text-style-name="P7" draw:layer="layout" svg:width="1.086cm" svg:height="0.725cm" svg:x="0.961cm" svg:y="8.858cm">
                <draw:text-box>
                  <text:p text:style-name="P2"><text:span text:style-name="T4">2,3</text:span></text:p>
                </draw:text-box>
              </draw:frame>
              <draw:frame draw:style-name="gr22" draw:text-style-name="P7" draw:layer="layout" svg:width="1.086cm" svg:height="0.725cm" svg:x="0.937cm" svg:y="10.828cm">
                <draw:text-box>
                  <text:p text:style-name="P2"><text:span text:style-name="T4">1,5</text:span></text:p>
                </draw:text-box>
              </draw:frame>
              <draw:line draw:style-name="gr24" draw:text-style-name="P8" draw:layer="layout" svg:x1="1.906cm" svg:y1="9.231cm" svg:x2="1.814cm" svg:y2="9.231cm">
                <text:p/>
              </draw:line>
              <draw:line draw:style-name="gr24" draw:text-style-name="P8" draw:layer="layout" svg:x1="1.94cm" svg:y1="11.18cm" svg:x2="1.815cm" svg:y2="11.18cm">
                <text:p/>
              </draw:line>
              <draw:line draw:style-name="gr24" draw:text-style-name="P8" draw:layer="layout" svg:x1="1.899cm" svg:y1="10.218cm" svg:x2="1.807cm" svg:y2="10.218cm">
                <text:p/>
              </draw:line>
              <draw:frame draw:style-name="gr22" draw:text-style-name="P7" draw:layer="layout" svg:width="1.09cm" svg:height="0.725cm" svg:x="0.951cm" svg:y="9.849cm">
                <draw:text-box>
                  <text:p text:style-name="P2"><text:span text:style-name="T4">1,9</text:span></text:p>
                </draw:text-box>
              </draw:frame>
            </draw:g>
          </draw:g>
          <draw:g>
            <draw:g>
              <draw:line draw:style-name="gr26" draw:text-style-name="P5" draw:layer="layout" svg:x1="1.945cm" svg:y1="13.081cm" svg:x2="10.195cm" svg:y2="13.081cm">
                <text:p/>
              </draw:line>
              <draw:line draw:style-name="gr23" draw:text-style-name="P5" draw:layer="layout" svg:x1="1.931cm" svg:y1="12.081cm" svg:x2="1.931cm" svg:y2="14.081cm">
                <text:p/>
              </draw:line>
              <draw:frame draw:style-name="gr22" draw:text-style-name="P7" draw:layer="layout" svg:width="1.086cm" svg:height="0.725cm" svg:x="0.962cm" svg:y="11.734cm">
                <draw:text-box>
                  <text:p text:style-name="P2"><text:span text:style-name="T4">2,3</text:span></text:p>
                </draw:text-box>
              </draw:frame>
              <draw:frame draw:style-name="gr22" draw:text-style-name="P7" draw:layer="layout" svg:width="1.086cm" svg:height="0.725cm" svg:x="0.938cm" svg:y="13.704cm">
                <draw:text-box>
                  <text:p text:style-name="P2"><text:span text:style-name="T4">1,5</text:span></text:p>
                </draw:text-box>
              </draw:frame>
              <draw:line draw:style-name="gr24" draw:text-style-name="P8" draw:layer="layout" svg:x1="1.907cm" svg:y1="12.107cm" svg:x2="1.815cm" svg:y2="12.107cm">
                <text:p/>
              </draw:line>
              <draw:line draw:style-name="gr24" draw:text-style-name="P8" draw:layer="layout" svg:x1="1.941cm" svg:y1="14.056cm" svg:x2="1.816cm" svg:y2="14.056cm">
                <text:p/>
              </draw:line>
              <draw:line draw:style-name="gr24" draw:text-style-name="P8" draw:layer="layout" svg:x1="1.9cm" svg:y1="13.094cm" svg:x2="1.808cm" svg:y2="13.094cm">
                <text:p/>
              </draw:line>
              <draw:frame draw:style-name="gr22" draw:text-style-name="P7" draw:layer="layout" svg:width="1.09cm" svg:height="0.725cm" svg:x="0.952cm" svg:y="12.725cm">
                <draw:text-box>
                  <text:p text:style-name="P2"><text:span text:style-name="T4">1,9</text:span></text:p>
                </draw:text-box>
              </draw:frame>
            </draw:g>
          </draw:g>
          <draw:polyline draw:style-name="gr27" draw:text-style-name="P1" draw:layer="layout" svg:width="7.009cm" svg:height="1.99cm" svg:x="2.13cm" svg:y="3.749cm" svg:viewBox="0 0 7010 1991" draw:points="0,1991 0,0 1003,4 1003,196 2007,196 2007,592 3003,592 3007,785 4011,785 4011,1142 5015,1139 5022,1323 6018,1327 6014,1658 7006,1658 7010,1957">
            <text:p/>
          </draw:polyline>
          <draw:polyline draw:style-name="gr27" draw:text-style-name="P1" draw:layer="layout" svg:width="2.996cm" svg:height="0.755cm" svg:x="3.131cm" svg:y="7.298cm" svg:viewBox="0 0 2997 756" draw:points="5,118 0,0 992,0 1002,756 1996,754 1996,670 2995,670 2997,118">
            <text:p/>
          </draw:polyline>
          <draw:polyline draw:style-name="gr27" draw:text-style-name="P1" draw:layer="layout" svg:width="2.996cm" svg:height="0.755cm" draw:transform="rotate (3.1415926535892) translate (9.139cm 7.52cm)" svg:viewBox="0 0 2997 756" draw:points="5,-14922 0,-15040 992,-15040 1002,-14284 1996,-14286 1996,-14370 2995,-14370 2997,-14922">
            <text:p/>
          </draw:polyline>
          <draw:polyline draw:style-name="gr27" draw:text-style-name="P1" draw:layer="layout" svg:width="2.998cm" svg:height="0.336cm" svg:x="3.129cm" svg:y="9.866cm" svg:viewBox="0 0 2999 337" draw:points="0,337 1,247 1004,247 1004,74 2000,70 2000,0 2999,1 2999,337">
            <text:p/>
          </draw:polyline>
          <draw:polyline draw:style-name="gr27" draw:text-style-name="P1" draw:layer="layout" svg:width="2.998cm" svg:height="0.339cm" draw:transform="rotate (3.1415926535892) translate (9.13500000000081cm 10.5489999999928cm)" svg:viewBox="0 0 2999 340" draw:points="0,-20758 1,-20848 1004,-20848 1004,-21021 2000,-21025 2000,-21095 2999,-21098 2999,-20758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4-02T15:50:39</meta:creation-date>
    <dc:date>2011-02-01T20:11:40</dc:date>
    <dc:language>cs-CZ</dc:language>
    <meta:editing-cycles>8</meta:editing-cycles>
    <meta:editing-duration>PT02H13M44S</meta:editing-duration>
    <dc:creator>BruXy 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